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dir.</text:p>
          </table:table-cell>
          <table:table-cell office:value-type="string" calcext:value-type="string">
            <text:p>pic.</text:p>
          </table:table-cell>
          <table:table-cell office:value-type="string" calcext:value-type="string">
            <text:p>acc. In rec</text:p>
          </table:table-cell>
          <table:table-cell office:value-type="string" calcext:value-type="string">
            <text:p>acc. In 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box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 adapter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y ca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 brush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colate b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k cosmetics bottle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 mouse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pencil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book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rec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AVERAGE([.D2:.D22])" office:value-type="float" office:value="60.952380952381" calcext:value-type="float">
            <text:p>60.9523809524</text:p>
          </table:table-cell>
        </table:table-row>
        <table:table-row table:style-name="ro1">
          <table:table-cell office:value-type="string" calcext:value-type="string">
            <text:p>Flash ligh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ato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red cup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table:formula="of:=AVERAGE([.E2:.E22])" office:value-type="float" office:value="61.4285714285714" calcext:value-type="float">
            <text:p>61.4285714286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glas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ul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sk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aped razo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past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penci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bbin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ple penci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dlock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 cosmetics bottle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poo bottl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spray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shoe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dable imbrella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3" table:formula="of:=AVERAGE([.D2:.D33])" office:value-type="float" office:value="59.375" calcext:value-type="float">
            <text:p>59.375</text:p>
          </table:table-cell>
          <table:table-cell table:style-name="ce3" table:formula="of:=AVERAGE([.E2:.E33])" office:value-type="float" office:value="60.625" calcext:value-type="float">
            <text:p>60.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9:30:39.08464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1:55:51.282389455</meta:creation-date>
    <dc:date>2017-02-22T10:18:19.974729763</dc:date>
    <meta:editing-duration>PT48M55S</meta:editing-duration>
    <meta:editing-cycles>9</meta:editing-cycles>
    <meta:generator>LibreOffice/4.2.8.2$Linux_X86_64 LibreOffice_project/420m0$Build-2</meta:generator>
    <meta:document-statistic meta:table-count="1" meta:cell-count="171" meta:object-count="0"/>
  </office:meta>
</office:document-meta>
</file>